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126a9f0" officeooo:paragraph-rsid="0126a9f0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64b47b" officeooo:paragraph-rsid="00930a89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64b47b" officeooo:paragraph-rsid="00d39cb9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c6aba5" officeooo:paragraph-rsid="00dd929a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b18cfb" officeooo:paragraph-rsid="00b18cfb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b18cfb" officeooo:paragraph-rsid="00b74c19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b74c19" officeooo:paragraph-rsid="00b74c19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b7e22e" officeooo:paragraph-rsid="00b18cfb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64b47b" officeooo:paragraph-rsid="00bd762b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64b47b" officeooo:paragraph-rsid="00c6aba5" style:font-size-asian="14pt" style:font-weight-asian="normal" style:font-size-complex="14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64b47b" officeooo:paragraph-rsid="00c6aba5" style:font-size-asian="14pt" style:font-weight-asian="normal" style:font-size-complex="14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64b47b" officeooo:paragraph-rsid="00bd762b" style:font-size-asian="14pt" style:font-weight-asian="normal" style:font-size-complex="14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c6aba5" officeooo:paragraph-rsid="00c6aba5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c6aba5" officeooo:paragraph-rsid="00c6aba5" style:font-size-asian="14pt" style:font-weight-asian="normal" style:font-size-complex="14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c6aba5" officeooo:paragraph-rsid="00c6aba5" style:font-size-asian="14pt" style:font-weight-asian="normal" style:font-size-complex="14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c6aba5" officeooo:paragraph-rsid="00ce157f" style:font-size-asian="14pt" style:font-weight-asian="normal" style:font-size-complex="14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c6aba5" officeooo:paragraph-rsid="00dd929a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c6aba5" officeooo:paragraph-rsid="00dd929a" style:font-size-asian="14pt" style:font-weight-asian="normal" style:font-size-complex="14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size="14pt" style:text-underline-style="none" fo:font-weight="normal" officeooo:rsid="00c6aba5" officeooo:paragraph-rsid="00dd929a" style:font-size-asian="14pt" style:font-weight-asian="normal" style:font-size-complex="14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normal" officeooo:rsid="00c6aba5" officeooo:paragraph-rsid="00dd929a" style:font-size-asian="14pt" style:font-weight-asian="normal" style:font-size-complex="14pt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normal" officeooo:rsid="00c6aba5" officeooo:paragraph-rsid="00ed7f56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none" fo:font-weight="bold" officeooo:rsid="00c6aba5" officeooo:paragraph-rsid="00dd929a" style:font-size-asian="12.25pt" style:font-weight-asian="bold" style:font-size-complex="14pt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4pt" fo:font-weight="normal" officeooo:rsid="0064b47b" officeooo:paragraph-rsid="00c6aba5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weight="normal" officeooo:rsid="0064b47b" officeooo:paragraph-rsid="00b74c19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64b47b" officeooo:paragraph-rsid="00b18cfb" style:font-size-asian="14pt" style:font-weight-asian="normal" style:font-size-complex="14pt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fo:font-size="14pt" fo:font-weight="normal" officeooo:rsid="00c6aba5" officeooo:paragraph-rsid="00ce157f" style:font-size-asian="14pt" style:font-weight-asian="normal" style:font-size-complex="14pt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fo:font-size="14pt" fo:font-weight="normal" officeooo:rsid="00c6aba5" officeooo:paragraph-rsid="00dd929a" style:font-size-asian="14pt" style:font-weight-asian="normal" style:font-size-complex="14pt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fo:font-size="14pt" fo:font-weight="normal" officeooo:rsid="00c6aba5" officeooo:paragraph-rsid="00ed7f56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font-weight="normal" officeooo:rsid="00bd762b" officeooo:paragraph-rsid="00bd762b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font-weight="normal" officeooo:rsid="0126a9f0" officeooo:paragraph-rsid="0126a9f0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font-weight="normal" officeooo:rsid="0064b47b" officeooo:paragraph-rsid="0064b47b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fo:font-weight="normal" officeooo:rsid="0064b47b" officeooo:paragraph-rsid="00930a89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6pt" style:text-underline-style="none" fo:font-weight="bold" officeooo:rsid="0064b47b" officeooo:paragraph-rsid="00930a89" style:font-size-asian="16pt" style:font-weight-asian="bold" style:font-size-complex="16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6pt" style:text-underline-style="none" fo:font-weight="bold" officeooo:rsid="00c6aba5" officeooo:paragraph-rsid="00dd929a" style:font-size-asian="16pt" style:font-weight-asian="bold" style:font-size-complex="16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6pt" fo:font-weight="bold" officeooo:rsid="0064b47b" officeooo:paragraph-rsid="00b18cfb" style:font-size-asian="16pt" style:font-weight-asian="bold" style:font-size-complex="16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962c0f"/>
    </style:style>
    <style:style style:name="T3" style:family="text">
      <style:text-properties style:text-underline-style="none" officeooo:rsid="0098bdc4"/>
    </style:style>
    <style:style style:name="T4" style:family="text">
      <style:text-properties style:text-underline-style="none" officeooo:rsid="00a04d9d"/>
    </style:style>
    <style:style style:name="T5" style:family="text">
      <style:text-properties style:text-underline-style="none" officeooo:rsid="00a47e12"/>
    </style:style>
    <style:style style:name="T6" style:family="text">
      <style:text-properties style:text-underline-style="none" officeooo:rsid="00a64704"/>
    </style:style>
    <style:style style:name="T7" style:family="text">
      <style:text-properties style:text-underline-style="none" officeooo:rsid="00b18cfb"/>
    </style:style>
    <style:style style:name="T8" style:family="text">
      <style:text-properties style:text-underline-style="none" officeooo:rsid="00b74c19"/>
    </style:style>
    <style:style style:name="T9" style:family="text">
      <style:text-properties style:text-underline-style="none" officeooo:rsid="00b7e22e"/>
    </style:style>
    <style:style style:name="T10" style:family="text">
      <style:text-properties style:text-underline-style="none" officeooo:rsid="00bce153"/>
    </style:style>
    <style:style style:name="T11" style:family="text">
      <style:text-properties style:text-underline-style="none" officeooo:rsid="00bef107"/>
    </style:style>
    <style:style style:name="T12" style:family="text">
      <style:text-properties style:text-underline-style="none" officeooo:rsid="00c6aba5"/>
    </style:style>
    <style:style style:name="T13" style:family="text">
      <style:text-properties style:text-underline-style="none" officeooo:rsid="00ce157f"/>
    </style:style>
    <style:style style:name="T14" style:family="text">
      <style:text-properties style:text-underline-style="none" officeooo:rsid="00dcfd00"/>
    </style:style>
    <style:style style:name="T15" style:family="text">
      <style:text-properties style:text-underline-style="none" officeooo:rsid="00e356d3"/>
    </style:style>
    <style:style style:name="T16" style:family="text">
      <style:text-properties style:text-underline-style="none" officeooo:rsid="00f33afb"/>
    </style:style>
    <style:style style:name="T17" style:family="text">
      <style:text-properties style:text-underline-style="none" officeooo:rsid="011742c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irected Graphs</text:span></text:p>
      <text:p text:style-name="P30"><text:span text:style-name="T1"/></text:p>
      <text:p text:style-name="P30"><text:span text:style-name="T1"/></text:p>
      <text:p text:style-name="P30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3T21:11:19.327166788</meta:creation-date>
    <dc:date>2020-08-11T21:08:21.734508169</dc:date>
    <meta:editing-duration>PT6H57M13S</meta:editing-duration>
    <meta:editing-cycles>273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2" meta:character-count="15" meta:non-whitespace-character-count="14"/>
  </office:meta>
</office:document-meta>
</file>